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3000000230D5A1607C318EC38.png" manifest:media-type="image/png"/>
  <manifest:file-entry manifest:full-path="Pictures/1000020100000023000000231D99987A65F9A8E1.png" manifest:media-type="image/png"/>
  <manifest:file-entry manifest:full-path="Pictures/100002010000001E0000001EDCE6D2AB96B2B4CA.png" manifest:media-type="image/png"/>
  <manifest:file-entry manifest:full-path="Pictures/100002010000001E0000001E75F67864BA01F457.png" manifest:media-type="image/png"/>
  <manifest:file-entry manifest:full-path="Pictures/100002010000002800000028FC29DDC2757BF69D.png" manifest:media-type="image/png"/>
  <manifest:file-entry manifest:full-path="Pictures/100002010000001E0000001BA7CFFCFEC4561D79.png" manifest:media-type="image/png"/>
  <manifest:file-entry manifest:full-path="Pictures/1000020100000028000000286E7444155D4C406E.png" manifest:media-type="image/png"/>
  <manifest:file-entry manifest:full-path="Pictures/100002010000002000000020377E6FE180206168.png" manifest:media-type="image/png"/>
  <manifest:file-entry manifest:full-path="Pictures/100002010000001900000019D09D1F8233519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ee6ef" draw:fill-color="#dee6ef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svg:stroke-color="#000000" draw:fill-color="#dee6ef" draw:textarea-horizontal-align="justify" draw:textarea-vertical-align="top" draw:auto-grow-height="false" fo:min-height="11.05cm" fo:min-width="8.3cm"/>
      <style:paragraph-properties style:writing-mode="lr-tb"/>
    </style:style>
    <style:style style:name="gr3" style:family="graphic" style:parent-style-name="standard">
      <style:graphic-properties svg:stroke-color="#000000" draw:fill-color="#dee6ef" draw:textarea-horizontal-align="justify" draw:textarea-vertical-align="top" draw:auto-grow-height="false" fo:min-height="13.35cm" fo:min-width="6.7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45cm" fo:min-width="5.5cm"/>
      <style:paragraph-properties style:writing-mode="lr-tb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8.75cm" fo:min-width="7.5cm"/>
    </style:style>
    <style:style style:name="gr6" style:family="graphic" style:parent-style-name="standard">
      <style:graphic-properties svg:stroke-color="#000000" draw:fill="solid" draw:fill-color="#dedce6" draw:textarea-horizontal-align="justify" draw:textarea-vertical-align="middle" draw:auto-grow-height="false" fo:min-height="1.85cm" fo:min-width="6.3cm"/>
      <style:paragraph-properties style:writing-mode="lr-tb"/>
    </style:style>
    <style:style style:name="gr7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95cm" fo:min-width="6.3cm"/>
      <style:paragraph-properties style:writing-mode="lr-tb"/>
    </style:style>
    <style:style style:name="gr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45cm" fo:min-width="6.3cm"/>
      <style:paragraph-properties style:writing-mode="lr-tb"/>
    </style:style>
    <style:style style:name="gr9" style:family="graphic" style:parent-style-name="standard">
      <style:graphic-properties svg:stroke-color="#666666" draw:fill-color="#eeeeee" draw:textarea-horizontal-align="justify" draw:textarea-vertical-align="middle" draw:auto-grow-height="false" fo:min-height="1.15cm" fo:min-width="2.8cm"/>
      <style:paragraph-properties style:writing-mode="lr-tb"/>
    </style:style>
    <style:style style:name="gr10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1" style:family="graphic" style:parent-style-name="standard">
      <style:graphic-properties svg:stroke-color="#000000" draw:fill="solid" draw:fill-color="#dedce6" draw:textarea-horizontal-align="justify" draw:textarea-vertical-align="middle" draw:auto-grow-height="false" fo:min-height="1.55cm" fo:min-width="6.3cm"/>
      <style:paragraph-properties style:writing-mode="lr-tb"/>
    </style:style>
    <style:style style:name="gr12" style:family="graphic" style:parent-style-name="standard">
      <style:graphic-properties svg:stroke-color="#666666" draw:fill-color="#eeeeee" draw:textarea-horizontal-align="justify" draw:textarea-vertical-align="middle" draw:auto-grow-height="false" fo:min-height="0.95cm" fo:min-width="2.8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018cm" fo:min-width="3.3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75cm" fo:min-width="7.8cm"/>
      <style:paragraph-properties style:writing-mode="lr-tb"/>
    </style:style>
    <style:style style:name="gr15" style:family="graphic" style:parent-style-name="objectwithoutfill">
      <style:graphic-properties svg:stroke-color="#000000" draw:marker-end="Square" draw:marker-end-width="0.3cm" svg:stroke-opacity="100%" draw:fill="solid" draw:textarea-vertical-align="middle"/>
    </style:style>
    <style:style style:name="gr16" style:family="graphic" style:parent-style-name="standard">
      <style:graphic-properties svg:stroke-color="#000000" draw:fill-color="#dee6ef" draw:textarea-horizontal-align="justify" draw:textarea-vertical-align="top" draw:auto-grow-height="false" fo:min-height="8.55cm" fo:min-width="6.9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6.25cm" fo:min-width="5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854cm" fo:min-width="4.7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top" draw:auto-grow-height="false" fo:min-height="3.15cm" fo:min-width="5.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5cm" fo:min-width="4.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svg:stroke-color="#000000" draw:fill-color="#dee6ef" draw:opacity="97%" draw:textarea-horizontal-align="justify" draw:textarea-vertical-align="top" draw:auto-grow-height="false" fo:min-height="3.15cm" fo:min-width="6.9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904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eeeeee" draw:textarea-horizontal-align="justify" draw:textarea-vertical-align="top" draw:auto-grow-height="false" fo:min-height="1.375cm" fo:min-width="4.7cm"/>
      <style:paragraph-properties style:writing-mode="lr-tb"/>
    </style:style>
    <style:style style:name="gr26" style:family="graphic" style:parent-style-name="objectwithoutfill">
      <style:graphic-properties svg:stroke-color="#000000" draw:marker-end="Square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5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97cm" fo:min-width="3.2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  <style:paragraph-properties style:writing-mode="lr-tb"/>
    </style:style>
    <style:style style:name="gr30" style:family="graphic" style:parent-style-name="standard" style:list-style-name="L1">
      <style:graphic-properties svg:stroke-color="#000000" draw:fill-color="#eeeeee" draw:textarea-horizontal-align="justify" draw:textarea-vertical-align="top" draw:auto-grow-height="false" fo:min-height="1.375cm" fo:min-width="4.7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line-height="115%"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dee6ef"/>
      <style:paragraph-properties fo:line-height="115%" fo:text-align="center" style:writing-mode="lr-tb"/>
    </style:style>
    <style:style style:name="P5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6" style:family="paragraph">
      <loext:graphic-properties draw:fill-color="#dee6ef"/>
      <style:paragraph-properties fo:margin-top="0cm" fo:margin-bottom="0.2cm" fo:text-align="center" style:writing-mode="lr-tb"/>
    </style:style>
    <style:style style:name="P7" style:family="paragraph">
      <style:paragraph-properties fo:margin-top="0.1cm" fo:margin-bottom="0cm" fo:text-align="center" style:writing-mode="lr-tb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solid" draw:fill-color="#dedce6"/>
      <style:paragraph-properties fo:text-align="start" style:writing-mode="lr-tb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8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9" style:family="paragraph">
      <style:paragraph-properties fo:margin-left="0cm" fo:margin-right="0cm" fo:margin-top="0.2cm" fo:margin-bottom="0cm" fo:line-height="100%" fo:text-align="center" fo:text-indent="0cm" style:writing-mode="lr-tb"/>
    </style:style>
    <style:style style:name="P20" style:family="paragraph">
      <loext:graphic-properties draw:fill-color="#ffffd7"/>
      <style:paragraph-properties fo:margin-left="0cm" fo:margin-right="0cm" fo:margin-top="0.2cm" fo:margin-bottom="0cm" fo:line-height="100%" fo:text-align="center" fo:text-indent="0cm" style:writing-mode="lr-tb"/>
    </style:style>
    <style:style style:name="P21" style:family="paragraph">
      <style:paragraph-properties fo:margin-top="0cm" fo:margin-bottom="0cm" fo:line-height="115%" fo:text-align="center" style:writing-mode="lr-tb"/>
    </style:style>
    <style:style style:name="P22" style:family="paragraph">
      <style:paragraph-properties fo:margin-top="0.1cm" fo:margin-bottom="0cm" fo:line-height="115%" fo:text-align="center" style:writing-mode="lr-tb"/>
    </style:style>
    <style:style style:name="P23" style:family="paragraph">
      <style:paragraph-properties fo:text-align="center"/>
    </style:style>
    <style:style style:name="P24" style:family="paragraph">
      <style:paragraph-properties fo:line-height="100%" fo:text-align="center" style:writing-mode="lr-tb"/>
      <style:text-properties fo:font-size="13pt" style:font-size-asian="13pt" style:font-size-complex="13pt"/>
    </style:style>
    <style:style style:name="P25" style:family="paragraph">
      <style:paragraph-properties fo:margin-top="0cm" fo:margin-bottom="0cm" fo:text-align="center" style:writing-mode="lr-tb"/>
      <style:text-properties fo:font-size="13pt" style:font-size-asian="13pt" style:font-size-complex="13pt"/>
    </style:style>
    <style:style style:name="P26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style:paragraph-properties fo:margin-top="0cm" fo:margin-bottom="0cm" fo:text-align="center" style:writing-mode="lr-tb"/>
    </style:style>
    <style:style style:name="P28" style:family="paragraph">
      <style:paragraph-properties fo:margin-left="0cm" fo:margin-right="0cm" fo:margin-top="0.3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9" style:family="paragraph">
      <loext:graphic-properties draw:fill-color="#ffffff"/>
      <style:paragraph-properties fo:margin-left="0cm" fo:margin-right="0cm" fo:margin-top="0.3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0" style:family="paragraph">
      <loext:graphic-properties draw:fill="solid"/>
      <style:paragraph-properties fo:text-align="center"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cm" fo:margin-bottom="0.6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-color="#dee6ef" draw:opacity="97%"/>
      <style:paragraph-properties fo:margin-left="0cm" fo:margin-right="0cm" fo:margin-top="0cm" fo:margin-bottom="0.6cm" fo:line-height="100%" fo:text-align="center" fo:text-indent="0cm" style:writing-mode="lr-tb"/>
      <style:text-properties fo:font-size="14pt" style:font-size-asian="14pt" style:font-size-complex="14pt"/>
    </style:style>
    <style:style style:name="P34" style:family="paragraph"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left="0cm" fo:margin-right="0cm" fo:margin-top="0.05cm" fo:margin-bottom="0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eeeeee"/>
      <style:paragraph-properties fo:margin-left="0cm" fo:margin-right="0cm" fo:margin-top="0.05cm" fo:margin-bottom="0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top="0.1cm" fo:margin-bottom="0cm" fo:text-align="center"/>
    </style:style>
    <style:style style:name="P40" style:family="paragraph">
      <loext:graphic-properties draw:fill="none" draw:fill-color="#ffffff"/>
      <style:paragraph-properties fo:margin-top="0.1cm" fo:margin-bottom="0cm" fo:text-align="center" style:writing-mode="lr-tb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4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color="#5983b0"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color="#00a93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style:text-position="33% 58%" style:font-name="Liberation Sans2" fo:font-size="14pt" style:font-name-asian="Liberation Sans2" style:font-size-asian="14pt" style:font-name-complex="Liberation Sans2" style:font-size-complex="14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5983b0" fo:font-size="8pt" style:font-size-asian="8pt" style:font-size-complex="8pt"/>
    </style:style>
    <style:style style:name="T17" style:family="text">
      <style:text-properties fo:color="#000000" fo:font-size="8pt" style:font-size-asian="8pt" style:font-size-complex="8pt"/>
    </style:style>
    <style:style style:name="T18" style:family="text">
      <style:text-properties fo:color="#00a933" fo:font-size="8pt" fo:font-weight="bold" style:font-size-asian="8pt" style:font-weight-asian="bold" style:font-size-complex="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9" draw:id="id9" draw:layer="layout" svg:width="0.4cm" svg:height="0.4cm" svg:x="17.8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cm" svg:height="11.3cm" svg:x="17.8cm" svg:y="1cm">
          <text:p text:style-name="P2"><text:span text:style-name="T1">Projektraum</text:span></text:p>
          <text:p text:style-name="P3"><text:span text:style-name="T2">https://</text:span><text:span text:style-name="T3">[Serveradresse]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cm" svg:height="13.6cm" svg:x="1.1cm" svg:y="1cm">
          <text:p text:style-name="P5"><text:span text:style-name="T1">Arbeitsplatz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0" draw:id="id10" draw:layer="layout" svg:width="6cm" svg:height="1.7cm" svg:x="1.6cm" svg:y="3.3cm">
          <text:p text:style-name="P7">Browser</text:p>
          <text:p text:style-name="P7"><text:span text:style-name="T4">z.B. Chrome, Firefox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cm" svg:height="9cm" svg:x="18.2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6.8cm" svg:height="2.1cm" svg:x="18.7cm" svg:y="9.7cm">
          <text:p text:style-name="P9"><text:span text:style-name="T5"><text:s text:c="7"/></text:span><text:span text:style-name="T5">HDD</text:span></text:p>
          <text:p text:style-name="P9"><text:span text:style-name="T5"><text:s text:c="2"/></text:span><text:span text:style-name="T5">NAS / SAN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2" draw:id="id2" draw:layer="layout" svg:width="6.8cm" svg:height="1.2cm" svg:x="18.7cm" svg:y="3.4cm">
          <text:p text:style-name="P11"><text:span text:style-name="T6">Apache</text:span></text:p>
          <text:p text:style-name="P11"><text:span text:style-name="T4">(HTTPDOCS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3" draw:id="id3" draw:layer="layout" svg:width="6.8cm" svg:height="2.7cm" svg:x="18.7cm" svg:y="6.8cm">
          <text:p text:style-name="P11"><text:span text:style-name="T6">PHP</text:span></text:p>
          <text:p text:style-name="P11"><text:span text:style-name="T4">(CLASSDIR)</text:span></text:p>
          <text:p text:style-name="P11"><text:span text:style-name="T7"/></text:p>
          <text:p text:style-name="P11"><text:span text:style-name="T8"/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draw:custom-shape draw:style-name="gr9" draw:text-style-name="P13" xml:id="id1" draw:id="id1" draw:layer="layout" svg:width="3.3cm" svg:height="1.4cm" svg:x="21.9cm" svg:y="10cm">
          <text:p text:style-name="P11"><text:span text:style-name="T6">Dateien</text:span></text:p>
          <text:p text:style-name="P11"><text:span text:style-name="T4">(PROFILESDIR)</text:span>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draw:line-skew="-0.101cm" svg:x1="25.2cm" svg:y1="10.7cm" svg:x2="25.5cm" svg:y2="4cm" draw:start-shape="id1" draw:start-glue-point="1" draw:end-shape="id2" draw:end-glue-point="1" svg:d="M25200 10700h700v-6700h-400" svg:viewBox="0 0 701 6701">
          <text:p/>
        </draw:connector>
        <draw:custom-shape draw:style-name="gr11" draw:text-style-name="P10" draw:layer="layout" svg:width="6.8cm" svg:height="1.8cm" svg:x="18.7cm" svg:y="4.8cm">
          <text:p text:style-name="P9"><text:span text:style-name="T6"><text:s text:c="3"/></text:span><text:span text:style-name="T6">localho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6" draw:id="id6" draw:layer="layout" svg:width="3.3cm" svg:height="1.2cm" svg:x="21.9cm" svg:y="5.1cm">
          <text:p text:style-name="P15"><text:span text:style-name="T6">MYSQL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5" draw:id="id5" draw:layer="layout" svg:width="3.8cm" svg:height="1.268cm" svg:x="20.2cm" svg:y="8cm">
          <text:p text:style-name="P17"><text:span text:style-name="T6">CAFM.</text:span><text:span text:style-name="T9">TOOLS</text:span></text:p>
          <text:p text:style-name="P17"><text:span text:style-name="T10">Kundenummer: </text:span><text:span text:style-name="T11">demo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xml:id="id4" draw:id="id4" draw:layer="layout" svg:width="8.3cm" svg:height="2cm" svg:x="18.1cm" svg:y="12.6cm">
          <text:p text:style-name="P19"><text:span text:style-name="T6">GitHub</text:span><text:span text:style-name="T12">®</text:span></text:p>
          <text:p text:style-name="P19"><text:span text:style-name="T4">svn co https://github.com/cafmone/cafm.tools.git/tru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line-skew="-0.101cm" svg:x1="25.5cm" svg:y1="8.15cm" svg:x2="25.5cm" svg:y2="4cm" draw:start-shape="id3" draw:start-glue-point="1" draw:end-shape="id2" draw:end-glue-point="1" svg:d="M25500 8150h400v-4150h-400" svg:viewBox="0 0 401 4151">
          <text:p/>
        </draw:connector>
        <draw:connector draw:style-name="gr15" draw:text-style-name="P14" draw:layer="layout" draw:line-skew="0.199cm" svg:x1="26.4cm" svg:y1="13.6cm" svg:x2="24cm" svg:y2="8.634cm" draw:start-shape="id4" draw:start-glue-point="1" draw:end-shape="id5" draw:end-glue-point="1" svg:d="M26400 13600h700v-4966h-3100" svg:viewBox="0 0 3101 4967">
          <text:p/>
        </draw:connector>
        <draw:custom-shape draw:style-name="gr16" draw:text-style-name="P4" draw:layer="layout" svg:width="7.4cm" svg:height="8.8cm" svg:x="9.3cm" svg:y="2.1cm">
          <text:p text:style-name="P21"><text:span text:style-name="T8">CAFM.ONE </text:span></text:p>
          <text:p text:style-name="P21"><text:span text:style-name="T5">Compliance System</text:span></text:p>
          <text:p text:style-name="P22"><text:span text:style-name="T13">Kundennummer: </text:span><text:span text:style-name="T11">demo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6.5cm" svg:x="9.9cm" svg:y="4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xml:id="id8" draw:id="id8" draw:layer="layout" svg:width="5.2cm" svg:height="2.104cm" svg:x="10.4cm" svg:y="6.345cm">
          <text:p text:style-name="P15"><text:span text:style-name="T6">QRCode</text:span></text:p>
          <text:p text:style-name="P24"><text:span text:style-name="T4"/></text:p>
          <text:p text:style-name="P25"><text:span text:style-name="T14">HTTP Redirect -&gt;</text:span></text:p>
          <text:p text:style-name="P25"><text:span text:style-name="T15">https://</text:span><text:span text:style-name="T16">[Serveradresse]</text:span><text:span text:style-name="T17">/[i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4" draw:layer="layout" draw:line-skew="-0.101cm" svg:x1="25.2cm" svg:y1="5.7cm" svg:x2="25.5cm" svg:y2="4cm" draw:start-shape="id6" draw:start-glue-point="1" draw:end-shape="id2" draw:end-glue-point="1" svg:d="M25200 5700h700v-1700h-400" svg:viewBox="0 0 701 1701">
          <text:p/>
        </draw:connector>
        <draw:custom-shape draw:style-name="gr19" draw:text-style-name="P27" draw:layer="layout" svg:width="6cm" svg:height="3.4cm" svg:x="1.6cm" svg:y="5.8cm">
          <text:p text:style-name="P27"/>
          <text:p text:style-name="P27"/>
          <text:p text:style-name="P27"/>
          <draw:enhanced-geometry svg:viewBox="0 0 21600 21600" draw:type="rectangle" draw:enhanced-path="M 0 0 L 21600 0 21600 21600 0 21600 0 0 Z N"/>
        </draw:custom-shape>
        <draw:custom-shape draw:style-name="gr20" draw:text-style-name="P29" xml:id="id7" draw:id="id7" draw:layer="layout" svg:width="5.4cm" svg:height="1.2cm" svg:x="1.9cm" svg:y="7.7cm">
          <text:p text:style-name="P28"><text:span text:style-name="T13"><text:s text:c="10"/></text:span><text:span text:style-name="T13">http://qrcode.cafm.one/</text:span><text:span text:style-name="T18">demo</text:span><text:span text:style-name="T13">/[id]</text:span></text:p>
          <draw:enhanced-geometry svg:viewBox="0 0 21600 21600" draw:type="rectangle" draw:enhanced-path="M 0 0 L 21600 0 21600 21600 0 21600 0 0 Z N"/>
        </draw:custom-shape>
        <draw:connector draw:style-name="gr21" draw:text-style-name="P14" draw:layer="layout" draw:line-skew="-0.1cm" svg:x1="7.3cm" svg:y1="8.3cm" svg:x2="10.4cm" svg:y2="7.397cm" draw:start-shape="id7" draw:start-glue-point="1" draw:end-shape="id8" draw:end-glue-point="3" svg:d="M7300 8300h1450v-903h1650" svg:viewBox="0 0 3101 904">
          <text:p/>
        </draw:connector>
        <draw:connector draw:style-name="gr21" draw:text-style-name="P14" draw:layer="layout" draw:line-skew="0.5cm" svg:x1="15.6cm" svg:y1="7.397cm" svg:x2="17.8cm" svg:y2="1.6cm" draw:start-shape="id8" draw:start-glue-point="1" draw:end-shape="id9" draw:end-glue-point="3" svg:d="M15600 7397h1600v-5797h600" svg:viewBox="0 0 2201 5798">
          <text:p/>
        </draw:connector>
        <draw:connector draw:style-name="gr21" draw:text-style-name="P30" draw:layer="layout" draw:line-skew="-3.9cm" svg:x1="7.6cm" svg:y1="4.15cm" svg:x2="17.8cm" svg:y2="1.6cm" draw:start-shape="id10" draw:start-glue-point="1" draw:end-shape="id9" draw:end-glue-point="3" svg:d="M7600 4150h1200v-2550h9000" svg:viewBox="0 0 10201 2551">
          <text:p/>
        </draw:connector>
        <draw:frame draw:style-name="gr22" draw:text-style-name="P31" draw:layer="layout" svg:width="0.6cm" svg:height="0.6cm" svg:x="2.1cm" svg:y="8cm">
          <draw:image xlink:href="Pictures/100002010000001900000019D09D1F8233519285.png" xlink:type="simple" xlink:show="embed" xlink:actuate="onLoad" loext:mime-type="image/png">
            <text:p/>
          </draw:image>
        </draw:frame>
        <draw:frame draw:style-name="gr22" draw:text-style-name="P31" draw:layer="layout" svg:width="0.846cm" svg:height="0.846cm" svg:x="18.485cm" svg:y="12.814cm">
          <draw:image xlink:href="Pictures/100002010000002000000020377E6FE180206168.png" xlink:type="simple" xlink:show="embed" xlink:actuate="onLoad" loext:mime-type="image/png">
            <text:p/>
          </draw:image>
        </draw:frame>
        <draw:connector draw:style-name="gr15" draw:text-style-name="P14" draw:layer="layout" draw:line-skew="-0.7cm" svg:x1="15.6cm" svg:y1="9.499cm" svg:x2="20.2cm" svg:y2="8.634cm" draw:start-shape="id11" draw:start-glue-point="1" draw:end-shape="id5" draw:end-glue-point="3" svg:d="M15600 9499h1600v-865h3000" svg:viewBox="0 0 4601 866">
          <text:p/>
        </draw:connector>
        <draw:custom-shape draw:style-name="gr23" draw:text-style-name="P33" xml:id="id13" draw:id="id13" draw:layer="layout" svg:width="7.4cm" svg:height="3.4cm" svg:x="9.3cm" svg:y="11.2cm">
          <text:p text:style-name="P32">Dateien</text:p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3cm" svg:height="1.2cm" svg:x="16.2cm" svg:y="10.9cm">
          <text:p text:style-name="P34"><text:span text:style-name="T7">Wedav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6" xml:id="id12" draw:id="id12" draw:layer="layout" svg:width="6cm" svg:height="1.7cm" svg:x="1.6cm" svg:y="10cm">
          <text:p text:style-name="P36">Editor</text:p>
          <text:p text:style-name="P36"><text:span text:style-name="T4">z.B. Planon, SAP</text:span></text:p>
          <draw:enhanced-geometry svg:viewBox="0 0 21600 21600" draw:type="rectangle" draw:enhanced-path="M 0 0 L 21600 0 21600 21600 0 21600 0 0 Z N"/>
        </draw:custom-shape>
        <draw:custom-shape draw:style-name="gr25" draw:text-style-name="P38" xml:id="id11" draw:id="id11" draw:layer="layout" svg:width="5.2cm" svg:height="1.625cm" svg:x="10.4cm" svg:y="8.687cm">
          <text:p text:style-name="P37"><text:span text:style-name="T19">API</text:span></text:p>
          <text:p text:style-name="P37"><text:span text:style-name="T20">https://api.cafm.one</text:span></text:p>
          <draw:enhanced-geometry svg:viewBox="0 0 21600 21600" draw:type="rectangle" draw:enhanced-path="M 0 0 L 21600 0 21600 21600 0 21600 0 0 Z N"/>
        </draw:custom-shape>
        <draw:connector draw:style-name="gr26" draw:text-style-name="P14" draw:layer="layout" draw:line-skew="-0.25cm" svg:x1="10.4cm" svg:y1="9.499cm" svg:x2="7.6cm" svg:y2="10.85cm" draw:start-shape="id11" draw:start-glue-point="3" draw:end-shape="id12" draw:end-glue-point="1" svg:d="M10400 9499h-1650v1351h-1150" svg:viewBox="0 0 2801 1352">
          <text:p/>
        </draw:connector>
        <draw:connector draw:style-name="gr26" draw:text-style-name="P14" draw:layer="layout" svg:x1="9.3cm" svg:y1="12.9cm" svg:x2="4.6cm" svg:y2="11.7cm" draw:start-shape="id13" draw:start-glue-point="3" draw:end-shape="id12" draw:end-glue-point="2" svg:d="M9300 12900h-4700v-1200" svg:viewBox="0 0 4701 1201">
          <text:p/>
        </draw:connector>
        <draw:frame draw:style-name="gr27" draw:text-style-name="P40" draw:layer="layout" svg:width="3.292cm" svg:height="1.418cm" svg:x="2.949cm" svg:y="6.006cm">
          <draw:text-box>
            <text:p text:style-name="P39">Anlage</text:p>
            <text:p text:style-name="P39"><text:span text:style-name="T4">z.B. Brandschutztür</text:span></text:p>
          </draw:text-box>
        </draw:frame>
        <draw:frame draw:style-name="gr28" draw:text-style-name="P42" draw:layer="layout" svg:width="3.757cm" svg:height="2.147cm" svg:x="10.143cm" svg:y="12.2cm">
          <draw:text-box>
            <text:p text:style-name="P41"><text:span text:style-name="T21">backup (MYSQL)</text:span></text:p>
            <text:p text:style-name="P41"><text:span text:style-name="T21">bestand</text:span></text:p>
            <text:p text:style-name="P41"><text:span text:style-name="T21">dokumentation</text:span></text:p>
            <text:p text:style-name="P41"><text:span text:style-name="T21">standort</text:span></text:p>
          </draw:text-box>
        </draw:frame>
        <draw:frame draw:style-name="gr29" draw:text-style-name="P43" draw:layer="layout" svg:width="1.205cm" svg:height="0.645cm" svg:x="4cm" svg:y="5.1cm">
          <draw:text-box>
            <text:p><text:span text:style-name="T7">oder</text:span></text:p>
          </draw:text-box>
        </draw:frame>
        <draw:frame draw:style-name="gr29" draw:text-style-name="P43" draw:layer="layout" svg:width="1.205cm" svg:height="0.645cm" svg:x="4.001cm" svg:y="9.3cm">
          <draw:text-box>
            <text:p><text:span text:style-name="T7">o</text:span><text:span text:style-name="T7">d</text:span><text:span text:style-name="T7">e</text:span><text:span text:style-name="T7">r</text:span></text:p>
          </draw:text-box>
        </draw:frame>
        <draw:custom-shape draw:style-name="gr30" draw:text-style-name="P38" xml:id="id14" draw:id="id14" draw:layer="layout" svg:width="5.2cm" svg:height="1.625cm" svg:x="10.4cm" svg:y="4.482cm">
          <text:p text:style-name="P37"><text:span text:style-name="T19">GUI</text:span></text:p>
          <text:p text:style-name="P37"><text:span text:style-name="T20">https://checkliste.cafm.one</text:span></text:p>
          <draw:enhanced-geometry svg:viewBox="0 0 21600 21600" draw:type="rectangle" draw:enhanced-path="M 0 0 L 21600 0 21600 21600 0 21600 0 0 Z N"/>
        </draw:custom-shape>
        <draw:frame draw:style-name="gr22" draw:text-style-name="P31" draw:layer="layout" svg:width="0.758cm" svg:height="0.724cm" svg:x="10.6cm" svg:y="4.6cm">
          <draw:image xlink:href="Pictures/1000020100000028000000286E7444155D4C406E.png" xlink:type="simple" xlink:show="embed" xlink:actuate="onLoad" loext:mime-type="image/png">
            <text:p/>
          </draw:image>
        </draw:frame>
        <draw:connector draw:style-name="gr21" draw:text-style-name="P14" draw:layer="layout" draw:line-skew="-0.2cm" svg:x1="7.6cm" svg:y1="4.15cm" svg:x2="10.4cm" svg:y2="5.294cm" draw:start-shape="id10" draw:end-shape="id14" draw:end-glue-point="3" svg:d="M7600 4150h1200v1144h1600" svg:viewBox="0 0 2801 1145">
          <text:p/>
        </draw:connector>
        <draw:frame draw:style-name="gr22" draw:text-style-name="P31" draw:layer="layout" svg:width="0.758cm" svg:height="0.758cm" svg:x="1.8cm" svg:y="3.5cm">
          <draw:image xlink:href="Pictures/1000020100000028000000286E7444155D4C406E.png" xlink:type="simple" xlink:show="embed" xlink:actuate="onLoad" loext:mime-type="image/png">
            <text:p/>
          </draw:image>
        </draw:frame>
        <draw:frame draw:style-name="gr22" draw:text-style-name="P31" draw:layer="layout" svg:width="0.681cm" svg:height="0.681cm" svg:x="1.9cm" svg:y="10.219cm">
          <draw:image xlink:href="Pictures/100002010000002800000028FC29DDC2757BF69D.png" xlink:type="simple" xlink:show="embed" xlink:actuate="onLoad" loext:mime-type="image/png">
            <text:p/>
          </draw:image>
        </draw:frame>
        <draw:frame draw:style-name="gr22" draw:text-style-name="P31" draw:layer="layout" svg:width="0.793cm" svg:height="0.757cm" svg:x="10.712cm" svg:y="8.865cm">
          <draw:image xlink:href="Pictures/100002010000001E0000001E75F67864BA01F457.png" xlink:type="simple" xlink:show="embed" xlink:actuate="onLoad" loext:mime-type="image/png">
            <text:p/>
          </draw:image>
        </draw:frame>
        <draw:frame draw:style-name="gr22" draw:text-style-name="P31" draw:layer="layout" svg:width="0.681cm" svg:height="0.681cm" svg:x="18.101cm" svg:y="1.22cm">
          <draw:image xlink:href="Pictures/100002010000002800000028FC29DDC2757BF69D.png" xlink:type="simple" xlink:show="embed" xlink:actuate="onLoad" loext:mime-type="image/png">
            <text:p/>
          </draw:image>
        </draw:frame>
        <draw:frame draw:style-name="gr22" draw:text-style-name="P31" draw:layer="layout" svg:width="0.6cm" svg:height="0.6cm" svg:x="10.7cm" svg:y="6.6cm">
          <draw:image xlink:href="Pictures/100002010000001900000019D09D1F8233519285.png" xlink:type="simple" xlink:show="embed" xlink:actuate="onLoad" loext:mime-type="image/png">
            <text:p/>
          </draw:image>
        </draw:frame>
        <draw:frame draw:style-name="gr31" draw:text-style-name="P23" draw:layer="layout" svg:width="0.793cm" svg:height="0.793cm" svg:x="9.612cm" svg:y="11.384cm">
          <draw:image xlink:href="Pictures/100002010000001E0000001EDCE6D2AB96B2B4CA.png" xlink:type="simple" xlink:show="embed" xlink:actuate="onLoad" loext:mime-type="image/png">
            <text:p/>
          </draw:image>
        </draw:frame>
        <draw:frame draw:style-name="gr31" draw:text-style-name="P23" draw:layer="layout" svg:width="0.782cm" svg:height="0.782cm" svg:x="1.746cm" svg:y="6.018cm">
          <draw:image xlink:href="Pictures/1000020100000023000000231D99987A65F9A8E1.png" xlink:type="simple" xlink:show="embed" xlink:actuate="onLoad" loext:mime-type="image/png">
            <text:p/>
          </draw:image>
        </draw:frame>
        <draw:frame draw:style-name="gr31" draw:text-style-name="P23" draw:layer="layout" svg:width="0.8cm" svg:height="0.8cm" svg:x="1.35cm" svg:y="1.2cm">
          <draw:image xlink:href="Pictures/1000020100000023000000230D5A1607C318EC38.png" xlink:type="simple" xlink:show="embed" xlink:actuate="onLoad" loext:mime-type="image/png">
            <text:p/>
          </draw:image>
        </draw:frame>
        <draw:frame draw:style-name="gr31" draw:text-style-name="P23" draw:layer="layout" svg:width="0.793cm" svg:height="0.713cm" svg:x="9.5cm" svg:y="2.3cm">
          <draw:image xlink:href="Pictures/100002010000001E0000001BA7CFFCFEC4561D79.png" xlink:type="simple" xlink:show="embed" xlink:actuate="onLoad" loext:mime-type="image/png">
            <text:p/>
          </draw:image>
        </draw:fram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9:22:44.938504370</meta:creation-date>
    <dc:date>2022-08-04T18:38:41.488799172</dc:date>
    <meta:editing-duration>PT8H52M39S</meta:editing-duration>
    <meta:editing-cycles>140</meta:editing-cycles>
    <meta:generator>LibreOffice/6.4.7.2$Linux_X86_64 LibreOffice_project/40$Build-2</meta:generator>
    <meta:document-statistic meta:object-count="73"/>
  </office:meta>
</office:document-meta>
</file>